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color="#569cd6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c586c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ublic</text:span><text:span text:style-name="T2"> </text:span><text:span text:style-name="T1">function</text:span><text:span text:style-name="T2"> </text:span><text:span text:style-name="T3">purchase_books</text:span><text:span text:style-name="T2">() {</text:span></text:p>
      <text:p text:style-name="P1"><text:span text:style-name="T1">$this</text:span><text:span text:style-name="T2">-&gt;</text:span><text:span text:style-name="T4">load</text:span><text:span text:style-name="T2">-&gt;</text:span><text:span text:style-name="T3">view</text:span><text:span text:style-name="T2">(</text:span><text:span text:style-name="T5">'purchase_book'</text:span><text:span text:style-name="T2">);</text:span></text:p>
      <text:p text:style-name="P4"/>
      <text:p text:style-name="P2">}</text:p>
      <text:p text:style-name="P4"/>
      <text:p text:style-name="P1"><text:span text:style-name="T1">public</text:span><text:span text:style-name="T2"> </text:span><text:span text:style-name="T1">function</text:span><text:span text:style-name="T2"> </text:span><text:span text:style-name="T3">purchase_book</text:span><text:span text:style-name="T2">() {</text:span></text:p>
      <text:p text:style-name="P3">//Form validation rules</text:p>
      <text:p text:style-name="P1"><text:span text:style-name="T1">$this</text:span><text:span text:style-name="T2">-&gt;</text:span><text:span text:style-name="T4">form_validation</text:span><text:span text:style-name="T2">-&gt;</text:span><text:span text:style-name="T3">set_rules</text:span><text:span text:style-name="T2">(</text:span><text:span text:style-name="T5">'book_id'</text:span><text:span text:style-name="T2">,</text:span><text:span text:style-name="T5">'BookId'</text:span><text:span text:style-name="T2">,</text:span><text:span text:style-name="T5">'required'</text:span><text:span text:style-name="T2">);</text:span></text:p>
      <text:p text:style-name="P1"><text:span text:style-name="T1">$this</text:span><text:span text:style-name="T2">-&gt;</text:span><text:span text:style-name="T4">form_validation</text:span><text:span text:style-name="T2">-&gt;</text:span><text:span text:style-name="T3">set_rules</text:span><text:span text:style-name="T2">(</text:span><text:span text:style-name="T5">'title'</text:span><text:span text:style-name="T2">,</text:span><text:span text:style-name="T5">'Title'</text:span><text:span text:style-name="T2">,</text:span><text:span text:style-name="T5">'required'</text:span><text:span text:style-name="T2">);</text:span></text:p>
      <text:p text:style-name="P1"><text:span text:style-name="T1">$this</text:span><text:span text:style-name="T2">-&gt;</text:span><text:span text:style-name="T4">form_validation</text:span><text:span text:style-name="T2">-&gt;</text:span><text:span text:style-name="T3">set_rules</text:span><text:span text:style-name="T2">(</text:span><text:span text:style-name="T5">'author'</text:span><text:span text:style-name="T2">,</text:span><text:span text:style-name="T5">'Author'</text:span><text:span text:style-name="T2">,</text:span><text:span text:style-name="T5">'required'</text:span><text:span text:style-name="T2">);</text:span></text:p>
      <text:p text:style-name="P1"><text:span text:style-name="T1">$this</text:span><text:span text:style-name="T2">-&gt;</text:span><text:span text:style-name="T4">form_validation</text:span><text:span text:style-name="T2">-&gt;</text:span><text:span text:style-name="T3">set_rules</text:span><text:span text:style-name="T2">(</text:span><text:span text:style-name="T5">'price'</text:span><text:span text:style-name="T2">,</text:span><text:span text:style-name="T5">'Price'</text:span><text:span text:style-name="T2">,</text:span><text:span text:style-name="T5">'required'</text:span><text:span text:style-name="T2">);</text:span></text:p>
      <text:p text:style-name="P1"><text:span text:style-name="T1">$this</text:span><text:span text:style-name="T2">-&gt;</text:span><text:span text:style-name="T4">form_validation</text:span><text:span text:style-name="T2">-&gt;</text:span><text:span text:style-name="T3">set_rules</text:span><text:span text:style-name="T2">(</text:span><text:span text:style-name="T5">'quantity'</text:span><text:span text:style-name="T2">,</text:span><text:span text:style-name="T5">'Quantity'</text:span><text:span text:style-name="T2">,</text:span><text:span text:style-name="T5">'required'</text:span><text:span text:style-name="T2">);</text:span></text:p>
      <text:p text:style-name="P5"/>
      <text:p text:style-name="P1"><text:span text:style-name="T6">if</text:span><text:span text:style-name="T2">(</text:span><text:span text:style-name="T1">$this</text:span><text:span text:style-name="T2">-&gt;</text:span><text:span text:style-name="T4">form_validation</text:span><text:span text:style-name="T2">-&gt;</text:span><text:span text:style-name="T3">run</text:span><text:span text:style-name="T2">()==</text:span><text:span text:style-name="T1">false</text:span><text:span text:style-name="T2">) {</text:span></text:p>
      <text:p text:style-name="P3">//display the add book form</text:p>
      <text:p text:style-name="P1"><text:span text:style-name="T1">$this</text:span><text:span text:style-name="T2">-&gt;</text:span><text:span text:style-name="T4">load</text:span><text:span text:style-name="T2">-&gt;</text:span><text:span text:style-name="T3">view</text:span><text:span text:style-name="T2">(</text:span><text:span text:style-name="T5">'purchase_list'</text:span><text:span text:style-name="T2">);</text:span></text:p>
      <text:p text:style-name="P1"><text:span text:style-name="T2">} </text:span><text:span text:style-name="T6">else</text:span><text:span text:style-name="T2"> {</text:span></text:p>
      <text:p text:style-name="P3">//save the book to the database</text:p>
      <text:p text:style-name="P1"><text:span text:style-name="T4">$books</text:span><text:span text:style-name="T2">=</text:span><text:span text:style-name="T3">array</text:span><text:span text:style-name="T2">(</text:span></text:p>
      <text:p text:style-name="P1"><text:span text:style-name="T5">'book_id'</text:span><text:span text:style-name="T2">=&gt;</text:span><text:span text:style-name="T1">$this</text:span><text:span text:style-name="T2">-&gt;</text:span><text:span text:style-name="T4">input</text:span><text:span text:style-name="T2">-&gt;</text:span><text:span text:style-name="T3">post</text:span><text:span text:style-name="T2">(</text:span><text:span text:style-name="T5">'book_id'</text:span><text:span text:style-name="T2">),</text:span></text:p>
      <text:p text:style-name="P1"><text:span text:style-name="T5">'title'</text:span><text:span text:style-name="T2">=&gt;</text:span><text:span text:style-name="T1">$this</text:span><text:span text:style-name="T2">-&gt;</text:span><text:span text:style-name="T4">input</text:span><text:span text:style-name="T2">-&gt;</text:span><text:span text:style-name="T3">post</text:span><text:span text:style-name="T2">(</text:span><text:span text:style-name="T5">'title'</text:span><text:span text:style-name="T2">),</text:span></text:p>
      <text:p text:style-name="P1"><text:span text:style-name="T5">'author'</text:span><text:span text:style-name="T2">=&gt;</text:span><text:span text:style-name="T1">$this</text:span><text:span text:style-name="T2">-&gt;</text:span><text:span text:style-name="T4">input</text:span><text:span text:style-name="T2">-&gt;</text:span><text:span text:style-name="T3">post</text:span><text:span text:style-name="T2">(</text:span><text:span text:style-name="T5">'author'</text:span><text:span text:style-name="T2">),</text:span></text:p>
      <text:p text:style-name="P1"><text:span text:style-name="T5">'price'</text:span><text:span text:style-name="T2">=&gt;</text:span><text:span text:style-name="T1">$this</text:span><text:span text:style-name="T2">-&gt;</text:span><text:span text:style-name="T4">input</text:span><text:span text:style-name="T2">-&gt;</text:span><text:span text:style-name="T3">post</text:span><text:span text:style-name="T2">(</text:span><text:span text:style-name="T5">'price'</text:span><text:span text:style-name="T2">),</text:span></text:p>
      <text:p text:style-name="P1"><text:span text:style-name="T5">'quantity'</text:span><text:span text:style-name="T2">=&gt;</text:span><text:span text:style-name="T1">$this</text:span><text:span text:style-name="T2">-&gt;</text:span><text:span text:style-name="T4">input</text:span><text:span text:style-name="T2">-&gt;</text:span><text:span text:style-name="T3">post</text:span><text:span text:style-name="T2">(</text:span><text:span text:style-name="T5">'quantity'</text:span><text:span text:style-name="T2">),</text:span></text:p>
      <text:p text:style-name="P2">);</text:p>
      <text:p text:style-name="P1"><text:span text:style-name="T1">$this</text:span><text:span text:style-name="T2">-&gt;</text:span><text:span text:style-name="T4">Books_model</text:span><text:span text:style-name="T2">-&gt;</text:span><text:span text:style-name="T3">purchase_list</text:span><text:span text:style-name="T2">(</text:span><text:span text:style-name="T4">$books</text:span><text:span text:style-name="T2">);</text:span></text:p>
      <text:p text:style-name="P1"><text:span text:style-name="T1">$this</text:span><text:span text:style-name="T2">-&gt;</text:span><text:span text:style-name="T4">db</text:span><text:span text:style-name="T2">-&gt;</text:span><text:span text:style-name="T3">insert</text:span><text:span text:style-name="T2">(</text:span><text:span text:style-name="T5">'books'</text:span><text:span text:style-name="T2">,</text:span><text:span text:style-name="T4">$books</text:span><text:span text:style-name="T2">);</text:span></text:p>
      <text:p text:style-name="P1"><text:span text:style-name="T3">redirect</text:span><text:span text:style-name="T2">(</text:span><text:span text:style-name="T5">'dashboard/books'</text:span><text:span text:style-name="T2">);</text:span></text:p>
      <text:p text:style-name="P2">}</text:p>
      <text:p text:style-name="P2">}</text:p>
      <text:p text:style-name="P4"/>
      <text:p text:style-name="P1"><text:span text:style-name="T1">public</text:span><text:span text:style-name="T2"> </text:span><text:span text:style-name="T1">function</text:span><text:span text:style-name="T2"> </text:span><text:span text:style-name="T3">purchase</text:span><text:span text:style-name="T2">() {</text:span></text:p>
      <text:p text:style-name="P1"><text:span text:style-name="T1">$this</text:span><text:span text:style-name="T2">-&gt;</text:span><text:span text:style-name="T4">db</text:span><text:span text:style-name="T2">-&gt;</text:span><text:span text:style-name="T3">get</text:span><text:span text:style-name="T2">(</text:span><text:span text:style-name="T5">'books'</text:span><text:span text:style-name="T2">)-&gt;</text:span><text:span text:style-name="T3">row</text:span><text:span text:style-name="T2">();</text:span></text:p>
      <text:p text:style-name="P1"><text:span text:style-name="T4">$title</text:span><text:span text:style-name="T2">=</text:span><text:span text:style-name="T1">$this</text:span><text:span text:style-name="T2">-&gt;</text:span><text:span text:style-name="T4">input</text:span><text:span text:style-name="T2">-&gt;</text:span><text:span text:style-name="T3">post</text:span><text:span text:style-name="T2">(</text:span><text:span text:style-name="T5">'title'</text:span><text:span text:style-name="T2">);</text:span></text:p>
      <text:p text:style-name="P1"><text:span text:style-name="T4">$author</text:span><text:span text:style-name="T2">=</text:span><text:span text:style-name="T1">$this</text:span><text:span text:style-name="T2">-&gt;</text:span><text:span text:style-name="T4">input</text:span><text:span text:style-name="T2">-&gt;</text:span><text:span text:style-name="T3">post</text:span><text:span text:style-name="T2">(</text:span><text:span text:style-name="T5">'author'</text:span><text:span text:style-name="T2">);</text:span></text:p>
      <text:p text:style-name="P1"><text:span text:style-name="T4">$published_year</text:span><text:span text:style-name="T2">=</text:span><text:span text:style-name="T1">$this</text:span><text:span text:style-name="T2">-&gt;</text:span><text:span text:style-name="T4">input</text:span><text:span text:style-name="T2">-&gt;</text:span><text:span text:style-name="T3">post</text:span><text:span text:style-name="T2">(</text:span><text:span text:style-name="T5">'published_year'</text:span><text:span text:style-name="T2">);</text:span></text:p>
      <text:p text:style-name="P1"><text:span text:style-name="T4">$quantity</text:span><text:span text:style-name="T2">=</text:span><text:span text:style-name="T1">$this</text:span><text:span text:style-name="T2">-&gt;</text:span><text:span text:style-name="T4">input</text:span><text:span text:style-name="T2">-&gt;</text:span><text:span text:style-name="T3">post</text:span><text:span text:style-name="T2">(</text:span><text:span text:style-name="T5">'quantity'</text:span><text:span text:style-name="T2">);</text:span></text:p>
      <text:p text:style-name="P1"><text:span text:style-name="T4">$price</text:span><text:span text:style-name="T2">=</text:span><text:span text:style-name="T1">$this</text:span><text:span text:style-name="T2">-&gt;</text:span><text:span text:style-name="T4">input</text:span><text:span text:style-name="T2">-&gt;</text:span><text:span text:style-name="T3">post</text:span><text:span text:style-name="T2">(</text:span><text:span text:style-name="T5">'price'</text:span><text:span text:style-name="T2">);</text:span></text:p>
      <text:p text:style-name="P4"/>
      <text:p text:style-name="P3">//Insert the book details into database</text:p>
      <text:p text:style-name="P1"><text:span text:style-name="T4">$books</text:span><text:span text:style-name="T2">=</text:span><text:span text:style-name="T3">array</text:span><text:span text:style-name="T2">(</text:span></text:p>
      <text:p text:style-name="P1"><text:span text:style-name="T5">'title'</text:span><text:span text:style-name="T2">=&gt;</text:span><text:span text:style-name="T4">$title</text:span><text:span text:style-name="T2">,</text:span></text:p>
      <text:p text:style-name="P1"><text:span text:style-name="T5">'author'</text:span><text:span text:style-name="T2">=&gt;</text:span><text:span text:style-name="T4">$author</text:span><text:span text:style-name="T2">,</text:span></text:p>
      <text:p text:style-name="P1"><text:span text:style-name="T5">'published_year'</text:span><text:span text:style-name="T2">=&gt;</text:span><text:span text:style-name="T4">$published_year</text:span><text:span text:style-name="T2">,</text:span></text:p>
      <text:p text:style-name="P1"><text:span text:style-name="T5">'quantity'</text:span><text:span text:style-name="T2">=&gt;</text:span><text:span text:style-name="T4">$quantity</text:span><text:span text:style-name="T2">,</text:span></text:p>
      <text:p text:style-name="P1"><text:span text:style-name="T5">'price'</text:span><text:span text:style-name="T2">=&gt;</text:span><text:span text:style-name="T4">$price</text:span><text:span text:style-name="T2">,</text:span></text:p>
      <text:p text:style-name="P2">);</text:p>
      <text:p text:style-name="P1"><text:span text:style-name="T1">$this</text:span><text:span text:style-name="T2">-&gt;</text:span><text:span text:style-name="T4">load</text:span><text:span text:style-name="T2">-&gt;</text:span><text:span text:style-name="T3">view</text:span><text:span text:style-name="T2">(</text:span><text:span text:style-name="T5">'inc/header'</text:span><text:span text:style-name="T2">);</text:span></text:p>
      <text:p text:style-name="P1"><text:span text:style-name="T1">$this</text:span><text:span text:style-name="T2">-&gt;</text:span><text:span text:style-name="T4">db</text:span><text:span text:style-name="T2">-&gt;</text:span><text:span text:style-name="T3">insert</text:span><text:span text:style-name="T2">(</text:span><text:span text:style-name="T5">'books'</text:span><text:span text:style-name="T2">,</text:span><text:span text:style-name="T4">$books</text:span><text:span text:style-name="T2">);</text:span></text:p>
      <text:p text:style-name="P1"><text:span text:style-name="T1">$this</text:span><text:span text:style-name="T2">-&gt;</text:span><text:span text:style-name="T4">load</text:span><text:span text:style-name="T2">-&gt;</text:span><text:span text:style-name="T3">view</text:span><text:span text:style-name="T2">(</text:span><text:span text:style-name="T5">'inc/footer'</text:span><text:span text:style-name="T2">);</text:span></text:p>
      <text:p text:style-name="P2"><text:soft-page-break/>}</text:p>
      <text:p text:style-name="P4"/>
      <text:p text:style-name="P1"><text:span text:style-name="T1">public</text:span><text:span text:style-name="T2"> </text:span><text:span text:style-name="T1">function</text:span><text:span text:style-name="T2"> </text:span><text:span text:style-name="T3">insert</text:span><text:span text:style-name="T2">() {</text:span></text:p>
      <text:p text:style-name="P1"><text:span text:style-name="T1">$this</text:span><text:span text:style-name="T2">-&gt;</text:span><text:span text:style-name="T4">load</text:span><text:span text:style-name="T2">-&gt;</text:span><text:span text:style-name="T3">view</text:span><text:span text:style-name="T2">(</text:span><text:span text:style-name="T5">'purchaseForm'</text:span><text:span text:style-name="T2">);</text:span></text:p>
      <text:p text:style-name="P3">//get the bookId , quantity and price from the form data</text:p>
      <text:p text:style-name="P1"><text:span text:style-name="T4">$book_id</text:span><text:span text:style-name="T2">=</text:span><text:span text:style-name="T1">$this</text:span><text:span text:style-name="T2">-&gt;</text:span><text:span text:style-name="T4">input</text:span><text:span text:style-name="T2">-&gt;</text:span><text:span text:style-name="T3">post</text:span><text:span text:style-name="T2">(</text:span><text:span text:style-name="T5">'book_id'</text:span><text:span text:style-name="T2">);</text:span></text:p>
      <text:p text:style-name="P1"><text:span text:style-name="T4">$quantity</text:span><text:span text:style-name="T2">=</text:span><text:span text:style-name="T1">$this</text:span><text:span text:style-name="T2">-&gt;</text:span><text:span text:style-name="T4">input</text:span><text:span text:style-name="T2">-&gt;</text:span><text:span text:style-name="T3">post</text:span><text:span text:style-name="T2">(</text:span><text:span text:style-name="T5">'quantity'</text:span><text:span text:style-name="T2">);</text:span></text:p>
      <text:p text:style-name="P1"><text:span text:style-name="T4">$price</text:span><text:span text:style-name="T2">=</text:span><text:span text:style-name="T1">$this</text:span><text:span text:style-name="T2">-&gt;</text:span><text:span text:style-name="T4">input</text:span><text:span text:style-name="T2">-&gt;</text:span><text:span text:style-name="T3">post</text:span><text:span text:style-name="T2">(</text:span><text:span text:style-name="T5">'price'</text:span><text:span text:style-name="T2">);</text:span></text:p>
      <text:p text:style-name="P4"/>
      <text:p text:style-name="P3">//update the books quantity and price in database</text:p>
      <text:p text:style-name="P1"><text:span text:style-name="T1">$this</text:span><text:span text:style-name="T2">-&gt;</text:span><text:span text:style-name="T4">Books_model</text:span><text:span text:style-name="T2">-&gt;</text:span><text:span text:style-name="T3">insertPurchase</text:span><text:span text:style-name="T2">(</text:span><text:span text:style-name="T4">$book_id</text:span><text:span text:style-name="T2">,</text:span><text:span text:style-name="T4">$quantity</text:span><text:span text:style-name="T2">,</text:span><text:span text:style-name="T4">$price</text:span><text:span text:style-name="T2">);</text:span></text:p>
      <text:p text:style-name="P3">//Return the updated quantity and price as JSON response</text:p>
      <text:p text:style-name="P1"><text:span text:style-name="T4">$response</text:span><text:span text:style-name="T2">=</text:span><text:span text:style-name="T3">array</text:span><text:span text:style-name="T2">(</text:span><text:span text:style-name="T5">'book_id'</text:span><text:span text:style-name="T2">=&gt;</text:span><text:span text:style-name="T4">$book_id</text:span><text:span text:style-name="T2">,</text:span><text:span text:style-name="T5">'quantity'</text:span><text:span text:style-name="T2">=&gt;</text:span><text:span text:style-name="T4">$quantity</text:span><text:span text:style-name="T2">,</text:span><text:span text:style-name="T5">'price'</text:span><text:span text:style-name="T2">=&gt;</text:span><text:span text:style-name="T4">$price</text:span><text:span text:style-name="T2">);</text:span></text:p>
      <text:p text:style-name="P1"><text:span text:style-name="T3">echo</text:span><text:span text:style-name="T2"> </text:span><text:span text:style-name="T3">json_encode</text:span><text:span text:style-name="T2">(</text:span><text:span text:style-name="T4">$response</text:span><text:span text:style-name="T2">);</text:span></text:p>
      <text:p text:style-name="P2">}</text:p>
      <text:p text:style-name="P1"><text:span text:style-name="T1">public</text:span><text:span text:style-name="T2"> </text:span><text:span text:style-name="T1">function</text:span><text:span text:style-name="T2"> </text:span><text:span text:style-name="T3">add_purchase_list</text:span><text:span text:style-name="T2">() {</text:span></text:p>
      <text:p text:style-name="P1"><text:span text:style-name="T1">$this</text:span><text:span text:style-name="T2">-&gt;</text:span><text:span text:style-name="T4">load</text:span><text:span text:style-name="T2">-&gt;</text:span><text:span text:style-name="T3">view</text:span><text:span text:style-name="T2">(</text:span><text:span text:style-name="T5">'purchase_list'</text:span><text:span text:style-name="T2">);</text:span></text:p>
      <text:p text:style-name="P2">}</text:p>
      <text:p text:style-name="P4"/>
      <text:p text:style-name="P1"><text:span text:style-name="T1">public</text:span><text:span text:style-name="T2"> </text:span><text:span text:style-name="T1">function</text:span><text:span text:style-name="T2"> </text:span><text:span text:style-name="T3">insert_purchase_list</text:span><text:span text:style-name="T2">() {</text:span></text:p>
      <text:p text:style-name="P3">//Form validation rules</text:p>
      <text:p text:style-name="P1"><text:span text:style-name="T1">$this</text:span><text:span text:style-name="T2">-&gt;</text:span><text:span text:style-name="T4">form_validation</text:span><text:span text:style-name="T2">-&gt;</text:span><text:span text:style-name="T3">set_rules</text:span><text:span text:style-name="T2">(</text:span><text:span text:style-name="T5">'author'</text:span><text:span text:style-name="T2">,</text:span><text:span text:style-name="T5">'Author'</text:span><text:span text:style-name="T2">,</text:span><text:span text:style-name="T5">'required'</text:span><text:span text:style-name="T2">);</text:span></text:p>
      <text:p text:style-name="P1"><text:span text:style-name="T1">$this</text:span><text:span text:style-name="T2">-&gt;</text:span><text:span text:style-name="T4">form_validation</text:span><text:span text:style-name="T2">-&gt;</text:span><text:span text:style-name="T3">set_rules</text:span><text:span text:style-name="T2">(</text:span><text:span text:style-name="T5">'title'</text:span><text:span text:style-name="T2">,</text:span><text:span text:style-name="T5">'Title'</text:span><text:span text:style-name="T2">,</text:span><text:span text:style-name="T5">'required'</text:span><text:span text:style-name="T2">);</text:span></text:p>
      <text:p text:style-name="P1"><text:span text:style-name="T1">$this</text:span><text:span text:style-name="T2">-&gt;</text:span><text:span text:style-name="T4">form_validation</text:span><text:span text:style-name="T2">-&gt;</text:span><text:span text:style-name="T3">set_rules</text:span><text:span text:style-name="T2">(</text:span><text:span text:style-name="T5">'published_year'</text:span><text:span text:style-name="T2">,</text:span><text:span text:style-name="T5">'Published_year'</text:span><text:span text:style-name="T2">,</text:span><text:span text:style-name="T5">'required'</text:span><text:span text:style-name="T2">);</text:span></text:p>
      <text:p text:style-name="P1"><text:span text:style-name="T1">$this</text:span><text:span text:style-name="T2">-&gt;</text:span><text:span text:style-name="T4">form_validation</text:span><text:span text:style-name="T2">-&gt;</text:span><text:span text:style-name="T3">set_rules</text:span><text:span text:style-name="T2">(</text:span><text:span text:style-name="T5">'quantity'</text:span><text:span text:style-name="T2">,</text:span><text:span text:style-name="T5">'Quantity'</text:span><text:span text:style-name="T2">,</text:span><text:span text:style-name="T5">'required'</text:span><text:span text:style-name="T2">);</text:span></text:p>
      <text:p text:style-name="P1"><text:span text:style-name="T1">$this</text:span><text:span text:style-name="T2">-&gt;</text:span><text:span text:style-name="T4">form_validation</text:span><text:span text:style-name="T2">-&gt;</text:span><text:span text:style-name="T3">set_rules</text:span><text:span text:style-name="T2">(</text:span><text:span text:style-name="T5">'price'</text:span><text:span text:style-name="T2">,</text:span><text:span text:style-name="T5">'Price'</text:span><text:span text:style-name="T2">,</text:span><text:span text:style-name="T5">'required'</text:span><text:span text:style-name="T2">);</text:span></text:p>
      <text:p text:style-name="P1"><text:span text:style-name="T6">if</text:span><text:span text:style-name="T2">(</text:span><text:span text:style-name="T1">$this</text:span><text:span text:style-name="T2">-&gt;</text:span><text:span text:style-name="T4">form_validation</text:span><text:span text:style-name="T2">-&gt;</text:span><text:span text:style-name="T3">run</text:span><text:span text:style-name="T2">()==</text:span><text:span text:style-name="T1">false</text:span><text:span text:style-name="T2">) {</text:span></text:p>
      <text:p text:style-name="P3">//display the purchase_list form</text:p>
      <text:p text:style-name="P1"><text:span text:style-name="T1">$this</text:span><text:span text:style-name="T2">-&gt;</text:span><text:span text:style-name="T4">load</text:span><text:span text:style-name="T2">-&gt;</text:span><text:span text:style-name="T3">view</text:span><text:span text:style-name="T2">(</text:span><text:span text:style-name="T5">'purchase_list'</text:span><text:span text:style-name="T2">);</text:span></text:p>
      <text:p text:style-name="P1"><text:span text:style-name="T2">} </text:span><text:span text:style-name="T6">else</text:span><text:span text:style-name="T2"> {</text:span></text:p>
      <text:p text:style-name="P1"><text:span text:style-name="T4">$books</text:span><text:span text:style-name="T2">=</text:span><text:span text:style-name="T3">array</text:span><text:span text:style-name="T2">(</text:span></text:p>
      <text:p text:style-name="P1"><text:span text:style-name="T5">'author'</text:span><text:span text:style-name="T2">=&gt;</text:span><text:span text:style-name="T1">$this</text:span><text:span text:style-name="T2">-&gt;</text:span><text:span text:style-name="T4">input</text:span><text:span text:style-name="T2">-&gt;</text:span><text:span text:style-name="T3">post</text:span><text:span text:style-name="T2">(</text:span><text:span text:style-name="T5">'author'</text:span><text:span text:style-name="T2">),</text:span></text:p>
      <text:p text:style-name="P1"><text:span text:style-name="T5">'title'</text:span><text:span text:style-name="T2">=&gt;</text:span><text:span text:style-name="T1">$this</text:span><text:span text:style-name="T2">-&gt;</text:span><text:span text:style-name="T4">input</text:span><text:span text:style-name="T2">-&gt;</text:span><text:span text:style-name="T3">post</text:span><text:span text:style-name="T2">(</text:span><text:span text:style-name="T5">'title'</text:span><text:span text:style-name="T2">),</text:span></text:p>
      <text:p text:style-name="P1"><text:span text:style-name="T5">'published_year'</text:span><text:span text:style-name="T2">=&gt;</text:span><text:span text:style-name="T1">$this</text:span><text:span text:style-name="T2">-&gt;</text:span><text:span text:style-name="T4">input</text:span><text:span text:style-name="T2">-&gt;</text:span><text:span text:style-name="T3">post</text:span><text:span text:style-name="T2">(</text:span><text:span text:style-name="T5">'published_year'</text:span><text:span text:style-name="T2">),</text:span></text:p>
      <text:p text:style-name="P1"><text:span text:style-name="T5">'quantity'</text:span><text:span text:style-name="T2">=&gt;</text:span><text:span text:style-name="T1">$this</text:span><text:span text:style-name="T2">-&gt;</text:span><text:span text:style-name="T4">input</text:span><text:span text:style-name="T2">-&gt;</text:span><text:span text:style-name="T3">post</text:span><text:span text:style-name="T2">(</text:span><text:span text:style-name="T5">'quantity'</text:span><text:span text:style-name="T2">),</text:span></text:p>
      <text:p text:style-name="P1"><text:span text:style-name="T5">'price'</text:span><text:span text:style-name="T2">=&gt;</text:span><text:span text:style-name="T1">$this</text:span><text:span text:style-name="T2">-&gt;</text:span><text:span text:style-name="T4">input</text:span><text:span text:style-name="T2">-&gt;</text:span><text:span text:style-name="T3">post</text:span><text:span text:style-name="T2">(</text:span><text:span text:style-name="T5">'price'</text:span><text:span text:style-name="T2">)</text:span></text:p>
      <text:p text:style-name="P2">);</text:p>
      <text:p text:style-name="P1"><text:span text:style-name="T1">$this</text:span><text:span text:style-name="T2">-&gt;</text:span><text:span text:style-name="T4">Books_model</text:span><text:span text:style-name="T2">-&gt;</text:span><text:span text:style-name="T3">add_all_purchase_list</text:span><text:span text:style-name="T2">(</text:span><text:span text:style-name="T4">$books</text:span><text:span text:style-name="T2">);</text:span></text:p>
      <text:p text:style-name="P2">}</text:p>
      <text:p text:style-name="P2"/>
      <text:p text:style-name="P2"/>
      <text:p text:style-name="P2">Pavun Kumar S</text:p>
      <text:p text:style-name="Standard">, </text:p>
      <text:p text:style-name="Standard">Yesterday 1:28 PM</text:p>
      <text:p text:style-name="Standard">$(document).ready(function() { var cart = []; $('.increment-btn').click(function(e) { e.preventDefault(); var quantityInput = $(this).siblings('.input-quantity'); var quantity = parseInt(quantityInput.val(), 10); quantity = isNaN(quantity) ? 0 : quantity; if (quantity &lt; 10) { quantity++; quantityInput.val(quantity); } }); $('.decrement-btn').click(function(e) { e.preventDefault(); var quantityInput = $(this).siblings('.input-quantity'); var quantity = parseInt(quantityInput.val(), 10); quantity = isNaN(quantity) ? 0 : quantity; if (quantity &gt; 0) { quantity--; quantityInput.val(quantity); } }); $(document).ready(function() <text:soft-page-break/>{ calculateTotalAmount(); function calculateTotalAmount() { var totalAmount = 0; $('.net-amount').each(function() { totalAmount += parseFloat($(this).text()); }); $('#totalAmount').text(totalAmount.toFixed(2)); } $('.btn-primary').click(function(e) { e.preventDefault(); var button = $(this); var productId = button.val(); var quantity = button.siblings('.input-quantity').val(); $.ajax({ url: 'add_to_sales', method: 'POST', data: { product_id: productId, quantity: quantity }, success: function(response) { if (response.success) { $('#salesTable').append(response.row); alert(response.message); calculateTotalAmount(); } else { } }, error: function() { alert('An error occurred.'); } }); }); $(document).on('click', '.delete-btn', function() { var itemId = $(this).data('id'); var row = $(this).closest('tr'); $.ajax({ url: 'delete_sale_item', method: 'POST', data: { item_id: itemId }, success: function(response) { response = JSON.parse(response); if (response.success) { row.remove(); alert(response.message); calculateTotalAmount(); } else { alert(response.message); } }, error: function() { alert('An error occurred.'); } }); }); }); }); </text:p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6:54:45.416274024</meta:creation-date>
    <dc:date>2023-06-30T19:05:50.587751832</dc:date>
    <meta:editing-duration>PT1H20M5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85" meta:word-count="341" meta:character-count="4601" meta:non-whitespace-character-count="4344"/>
  </office:meta>
</office:document-meta>
</file>